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c6d7" officeooo:paragraph-rsid="0015c6d7"/>
    </style:style>
    <style:style style:name="P2" style:family="paragraph" style:parent-style-name="Text_20_body" style:list-style-name="L1"/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Usando un archivo de audio</text:h>
      <text:list xml:id="list1398490922" text:style-name="L1">
        <text:list-item>
          <text:p text:style-name="P2">Descarga un <text:span text:style-name="Strong_20_Emphasis">archivo de sonido de barajando cartas</text:span> en formato <text:span text:style-name="Source_20_Text">.mp3</text:span> o <text:span text:style-name="Source_20_Text">.wav</text:span>.</text:p>
        </text:list-item>
        <text:list-item>
          <text:p text:style-name="P2">Puedes buscar sonidos libres de derechos en sitios como:</text:p>
          <text:list>
            <text:list-item>
              <text:p text:style-name="P2">freesound.org <text:a xlink:type="simple" xlink:href="https://freesound.org/" text:style-name="Internet_20_link" text:visited-style-name="Visited_20_Internet_20_Link">https://freesound.org/</text:a> </text:p>
            </text:list-item>
            <text:list-item>
              <text:p text:style-name="P2">zapsplat.com <text:a xlink:type="simple" xlink:href="https://www.zapsplat.com/" text:style-name="Internet_20_link" text:visited-style-name="Visited_20_Internet_20_Link">https://www.zapsplat.com/</text:a> </text:p>
            </text:list-item>
            <text:list-item>
              <text:p text:style-name="P2">mixkit.co <text:a xlink:type="simple" xlink:href="https://mixkit.co/free-sound-effects/discover/other/" text:style-name="Internet_20_link" text:visited-style-name="Visited_20_Internet_20_Link">https://mixkit.co/free-sound-effects/discover/other/</text:a> </text:p>
            </text:list-item>
            <text:list-item>
              <text:p text:style-name="P2"><text:a xlink:type="simple" xlink:href="https://pixabay.com/users/freesound_community-46691455/?utm_source=link-attribution&amp;utm_medium=referral&amp;utm_campaign=music&amp;utm_content=17149" text:style-name="Internet_20_link" text:visited-style-name="Visited_20_Internet_20_Link">https://pixabay.com/users/freesound_community-46691455/?utm_source=link-attribution&amp;utm_medium=referral&amp;utm_campaign=music&amp;utm_content=17149</text:a> </text:p>
            </text:list-item>
          </text:list>
        </text:list-item>
      </text:list>
      <text:p text:style-name="Standard"/>
      <text:p text:style-name="Standard"/>
      <text:p text:style-name="Standard"/>
      <text:p text:style-name="P1">en mixkit: effect sonido : impact hay varios buen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0-14T04:42:37.217000000</dc:date>
    <meta:editing-duration>PT1H1M16S</meta:editing-duration>
    <meta:editing-cycles>3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8" meta:word-count="49" meta:character-count="493" meta:non-whitespace-character-count="454"/>
  </office:meta>
</office:document-meta>
</file>